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"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6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ride Spell Selection</text:p>
      <text:p text:style-name="Standard"/>
      <text:p text:style-name="Standard">When the player selects a spell to be cast, we call this hook and it can return a list of spells that the player can choose from. <text:s/>Whatever the player chooses will become the actual spell that is cast.</text:p>
      <text:p text:style-name="Standard"/>
      <text:p text:style-name="P3"><draw:frame draw:style-name="fr1" draw:name="graphics3" text:anchor-type="paragraph" svg:width="6.6665in" svg:height="0.1252in" draw:z-index="0"><draw:image xlink:href="file:///C:/Program%20Files/OpenOffice.org%203/Basis/share/gallery/rulers/blurulr1.gif" xlink:type="simple" xlink:show="embed" xlink:actuate="onLoad"/></draw:frame></text:p>
      <text:p text:style-name="Standard"/>
      <text:p text:style-name="Heading">Search Order</text:p>
      <text:list xml:id="list32316236" text:style-name="L1">
        <text:list-item>
          <text:p text:style-name="P4">The spell the player initially selected and chose with the “CAST' option.</text:p>
        </text:list-item>
      </text:list>
      <text:p text:style-name="Heading">Context</text:p>
      <text:list xml:id="list32340628" text:style-name="L2">
        <text:list-item>
          <text:p text:style-name="P6">The spell</text:p>
        </text:list-item>
      </text:list>
      <text:p text:style-name="Heading">Parameters</text:p>
      <text:list xml:id="list32321255" text:style-name="L3">
        <text:list-item>
          <text:p text:style-name="P7">None</text:p>
        </text:list-item>
      </text:list>
      <text:p text:style-name="Heading">Return Value</text:p>
      <text:p text:style-name="Text_20_body">If the script returns an empty string then the original spell selected by the player will be the spell that is actually cast. <text:s/>Otherwise, the return value should be a delimited list of spell's unique names. <text:s/>For example: “#Blue Haze#Red Roses#Green Grass”. <text:s/>These must be legitimate spell names or no spell whatsoever will be c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13:28.65</meta:creation-date>
    <meta:generator>OpenOffice.org/3.2$Win32 OpenOffice.org_project/320m18$Build-9502</meta:generator>
    <dc:date>2012-10-23T12:26:36.34</dc:date>
    <dc:creator>Paul Stevens</dc:creator>
    <meta:editing-duration>PT08H14M56S</meta:editing-duration>
    <meta:editing-cycles>18</meta:editing-cycles>
    <meta:document-statistic meta:table-count="0" meta:image-count="1" meta:object-count="0" meta:page-count="1" meta:paragraph-count="10" meta:word-count="123" meta:character-count="688"/>
  </office:meta>
</office:document-meta>
</file>